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7"/>
          <table:table-cell office:value-type="float" office:value="2153" calcext:value-type="float">
            <text:p>2153</text:p>
          </table:table-cell>
          <table:table-cell table:number-columns-repeated="4"/>
          <table:table-cell office:value-type="float" office:value="441" calcext:value-type="float">
            <text:p>4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9:54:32.040343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03T19:59:41.848418661</dc:date>
    <dc:creator>Jesus Castagnetto</dc:creator>
    <meta:editing-duration>P5DT11H39M56S</meta:editing-duration>
    <meta:editing-cycles>526</meta:editing-cycles>
    <meta:generator>LibreOffice/6.4.6.2$Linux_X86_64 LibreOffice_project/40$Build-2</meta:generator>
    <meta:document-statistic meta:table-count="1" meta:cell-count="3549" meta:object-count="0"/>
  </office:meta>
</office:document-meta>
</file>